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12cm" fo:min-width="5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47cm" fo:min-width="4.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8cm" fo:min-width="5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78cm" fo:min-width="4.9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842cm" fo:min-width="7.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009cm" fo:min-width="3.8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41cm" fo:min-width="4.0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8" svg:width="5.795cm" svg:height="1.615cm" svg:x="5.854cm" svg:y="4.881cm"><text:p>Def <text:s/>fibonacci(i):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7" svg:width="4.181cm" svg:height="3.335cm" svg:x="2.891cm" svg:y="7.976cm"><text:p>If i&lt;=1:</text:p><text:p><text:s text:c="11"/>Return 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4" draw:style-name="gr6" svg:width="8.018cm" svg:height="3.149cm" svg:x="10.59cm" svg:y="7.95cm"><text:p>Else:</text:p><text:p><text:s text:c="7"/>return(fibonacci(i-1)+fibonacci(i-2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5" draw:style-name="gr5" svg:width="6.959cm" svg:height="2.514cm" svg:x="6.436cm" svg:y="12.554cm"><text:p>print(“fibonacci sequence is : “)</text:p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6" draw:style-name="gr4" svg:width="7.806cm" svg:height="2.091cm" svg:x="5.987cm" svg:y="19.115cm"><text:p>For i in range (a):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7" draw:style-name="gr3" svg:width="6.827cm" svg:height="2.329cm" svg:x="6.754cm" svg:y="22.592cm"><text:p>print(fibonacci(i) , end=” “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9" draw:style-name="gr1" draw:text-style-name="P1" svg:x1="8.474cm" svg:y1="6.495cm" svg:x2="8.474cm" svg:y2="7.458cm"><text:p/></draw:line><draw:line text:anchor-type="paragraph" draw:z-index="7" draw:name="Shape10" draw:style-name="gr1" draw:text-style-name="P1" svg:x1="9.162cm" svg:y1="11.691cm" svg:x2="9.215cm" svg:y2="12.696cm"><text:p/></draw:line><draw:line text:anchor-type="paragraph" draw:z-index="8" draw:name="Shape11" draw:style-name="gr1" draw:text-style-name="P1" svg:x1="13.58cm" svg:y1="7.722cm" svg:x2="13.686cm" svg:y2="8.092cm"><text:p/></draw:line><draw:line text:anchor-type="paragraph" draw:z-index="9" draw:name="Shape12" draw:style-name="gr1" draw:text-style-name="P1" svg:x1="5.193cm" svg:y1="7.669cm" svg:x2="5.193cm" svg:y2="7.976cm"><text:p/></draw:line><draw:line text:anchor-type="paragraph" draw:z-index="10" draw:name="Shape14" draw:style-name="gr1" draw:text-style-name="P1" svg:x1="6.41cm" svg:y1="20.422cm" svg:x2="0.219cm" svg:y2="20.237cm"><text:p/></draw:line><draw:line text:anchor-type="paragraph" draw:z-index="11" draw:name="Shape15" draw:style-name="gr1" draw:text-style-name="P1" svg:x1="0.113cm" svg:y1="20.052cm" svg:x2="-0.019cm" svg:y2="5.844cm"><text:p/></draw:line><draw:line text:anchor-type="paragraph" draw:z-index="12" draw:name="Shape16" draw:style-name="gr1" draw:text-style-name="P1" svg:x1="-0.019cm" svg:y1="6.003cm" svg:x2="5.67cm" svg:y2="5.844cm"><text:p/></draw:line><draw:custom-shape text:anchor-type="paragraph" draw:z-index="13" draw:name="Shape1" draw:style-name="gr2" svg:width="7.118cm" svg:height="1.853cm" svg:x="6.595cm" svg:y="16.84cm"><text:p>a=int(input(“How many digits : “)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8" draw:style-name="gr1" draw:text-style-name="P1" svg:x1="8.473cm" svg:y1="7.458cm" svg:x2="5.166cm" svg:y2="7.484cm"><text:p/></draw:line><draw:line text:anchor-type="paragraph" draw:z-index="15" draw:name="Shape13" draw:style-name="gr1" draw:text-style-name="P1" svg:x1="8.712cm" svg:y1="7.405cm" svg:x2="13.686cm" svg:y2="7.723cm"><text:p/></draw:line><draw:line text:anchor-type="paragraph" draw:z-index="16" draw:name="Shape17" draw:style-name="gr1" draw:text-style-name="P1" svg:x1="13.527cm" svg:y1="13.808cm" svg:x2="16.808cm" svg:y2="13.834cm"><text:p/></draw:line><draw:line text:anchor-type="paragraph" draw:z-index="17" draw:name="Shape18" draw:style-name="gr1" draw:text-style-name="P1" svg:x1="16.781cm" svg:y1="13.966cm" svg:x2="16.702cm" svg:y2="23.703cm"><text:p/></draw:line><draw:line text:anchor-type="paragraph" draw:z-index="18" draw:name="Shape19" draw:style-name="gr1" draw:text-style-name="P1" svg:x1="16.57cm" svg:y1="23.783cm" svg:x2="13.712cm" svg:y2="23.836cm"><text:p/></draw:line><draw:line text:anchor-type="paragraph" draw:z-index="19" draw:name="Shape20" draw:style-name="gr1" draw:text-style-name="P1" svg:x1="11.12cm" svg:y1="18.692cm" svg:x2="11.12cm" svg:y2="19.115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00:07.732635734</meta:creation-date>
    <dc:date>2021-03-05T16:44:20.623317318</dc:date>
    <meta:editing-duration>PT3M28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